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content.xml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2.0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0.725cm" svg:x="8.382cm" svg:y="3.085cm">
          <draw:text-box>
            <text:p text:style-name="P2"><text:span text:style-name="T1">Main Memory</text:span></text:p>
          </draw:text-box>
        </draw:frame>
        <draw:custom-shape draw:style-name="gr1" draw:text-style-name="P1" draw:layer="layout" svg:width="4.826cm" svg:height="1.27cm" svg:x="9.398cm" svg:y="6.6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4cm" svg:height="0.725cm" svg:x="9.398cm" svg:y="6.641cm">
          <draw:text-box>
            <text:p text:style-name="P2"><text:span text:style-name="T1">LLC</text:span></text:p>
          </draw:text-box>
        </draw:frame>
        <draw:custom-shape draw:style-name="gr1" draw:text-style-name="P1" xml:id="id2" draw:id="id2" draw:layer="layout" svg:width="1.778cm" svg:height="0.762cm" svg:x="10.92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762cm" svg:x="9.398cm" svg:y="10.45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38cm" svg:y1="5.08cm" svg:x2="11.938cm" svg:y2="6.604cm">
          <text:p/>
        </draw:line>
        <draw:line draw:style-name="gr3" draw:text-style-name="P1" draw:layer="layout" svg:x1="11.938cm" svg:y1="7.911cm" svg:x2="11.938cm" svg:y2="8.927cm">
          <text:p/>
        </draw:line>
        <draw:frame draw:style-name="gr2" draw:text-style-name="P2" draw:layer="layout" svg:width="1.524cm" svg:height="0.725cm" svg:x="11.43cm" svg:y="8.927cm">
          <draw:text-box>
            <text:p text:style-name="P2"><text:span text:style-name="T1">L2</text:span></text:p>
          </draw:text-box>
        </draw:frame>
        <draw:frame draw:style-name="gr2" draw:text-style-name="P2" xml:id="id1" draw:id="id1" draw:layer="layout" svg:width="1.016cm" svg:height="0.725cm" svg:x="9.398cm" svg:y="10.488cm">
          <draw:text-box>
            <text:p text:style-name="P2"><text:span text:style-name="T1">L1</text:span></text:p>
          </draw:text-box>
        </draw:frame>
        <draw:custom-shape draw:style-name="gr1" draw:text-style-name="P1" draw:layer="layout" svg:width="1.016cm" svg:height="0.762cm" svg:x="13.208cm" svg:y="10.41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016cm" svg:height="0.725cm" svg:x="13.208cm" svg:y="10.451cm">
          <draw:text-box>
            <text:p text:style-name="P2"><text:span text:style-name="T1">L1</text:span></text:p>
          </draw:text-box>
        </draw:frame>
        <draw:connector draw:style-name="gr3" draw:text-style-name="P1" draw:layer="layout" svg:x1="9.906cm" svg:y1="10.488cm" svg:x2="10.922cm" svg:y2="9.271cm" draw:start-shape="id1" draw:start-glue-point="0" draw:end-shape="id2" draw:end-glue-point="3" svg:d="m9906 10488v-1217h1016">
          <text:p/>
        </draw:connector>
        <draw:connector draw:style-name="gr3" draw:text-style-name="P1" draw:layer="layout" svg:x1="13.716cm" svg:y1="10.451cm" svg:x2="12.7cm" svg:y2="9.271cm" draw:start-shape="id3" draw:start-glue-point="0" draw:end-shape="id2" draw:end-glue-point="1" svg:d="m13716 10451v-1180h-1016">
          <text:p/>
        </draw:connector>
        <draw:frame draw:style-name="gr2" draw:text-style-name="P2" draw:layer="layout" svg:width="3.556cm" svg:height="0.725cm" svg:x="11.938cm" svg:y="8.128cm">
          <draw:text-box>
            <text:p text:style-name="P2"><text:span text:style-name="T1">~10-20 cycles</text:span></text:p>
          </draw:text-box>
        </draw:frame>
        <draw:frame draw:style-name="gr2" draw:text-style-name="P2" draw:layer="layout" svg:width="2.794cm" svg:height="0.725cm" svg:x="11.938cm" svg:y="5.588cm">
          <draw:text-box>
            <text:p text:style-name="P2"><text:span text:style-name="T1">~240 cycles</text:span></text:p>
          </draw:text-box>
        </draw:frame>
        <draw:frame draw:style-name="gr2" draw:text-style-name="P2" draw:layer="layout" svg:width="2.286cm" svg:height="0.725cm" svg:x="13.716cm" svg:y="9.435cm">
          <draw:text-box>
            <text:p text:style-name="P2"><text:span text:style-name="T1">~5 cycles</text:span></text:p>
          </draw:text-box>
        </draw:frame>
        <draw:custom-shape draw:style-name="gr4" draw:text-style-name="P1" draw:layer="layout" svg:width="1.524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27cm" svg:x="12.954cm" svg:y="11.93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11.176cm" svg:x2="9.906cm" svg:y2="11.938cm">
          <text:p/>
        </draw:line>
        <draw:line draw:style-name="gr3" draw:text-style-name="P1" draw:layer="layout" svg:x1="13.716cm" svg:y1="11.176cm" svg:x2="13.716cm" svg:y2="11.938cm">
          <text:p/>
        </draw:line>
        <draw:frame draw:style-name="gr2" draw:text-style-name="P2" draw:layer="layout" svg:width="2.286cm" svg:height="0.725cm" svg:x="13.716cm" svg:y="11.176cm">
          <draw:text-box>
            <text:p text:style-name="P2"><text:span text:style-name="T1">&lt;1 cycle</text:span></text:p>
          </draw:text-box>
        </draw:frame>
        <draw:frame draw:style-name="gr2" draw:text-style-name="P2" draw:layer="layout" svg:width="1.524cm" svg:height="0.725cm" svg:x="9.144cm" svg:y="12.192cm">
          <draw:text-box>
            <text:p text:style-name="P2"><text:span text:style-name="T1">CPU</text:span></text:p>
          </draw:text-box>
        </draw:frame>
        <draw:frame draw:style-name="gr2" draw:text-style-name="P2" draw:layer="layout" svg:width="1.524cm" svg:height="0.725cm" svg:x="12.954cm" svg:y="12.192cm">
          <draw:text-box>
            <text:p text:style-name="P2"><text:span text:style-name="T1">CP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6" draw:text-style-name="P1" draw:layer="layout" svg:width="0.762cm" svg:height="0.762cm" svg:x="7.62cm" svg:y="7.87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43cm" svg:y1="7.366cm" svg:x2="11.43cm" svg:y2="9.144cm">
          <text:p/>
        </draw:line>
        <draw:custom-shape draw:style-name="gr6" draw:text-style-name="P1" draw:layer="layout" svg:width="0.762cm" svg:height="0.762cm" svg:x="8.382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144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906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668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0.762cm" svg:x="11.43cm" svg:y="7.87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7.366cm" svg:x2="15.24cm" svg:y2="9.144cm">
          <text:p/>
        </draw:line>
        <draw:custom-shape draw:style-name="gr6" draw:text-style-name="P1" draw:layer="layout" svg:width="0.762cm" svg:height="0.762cm" svg:x="15.24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6.002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7.526cm" svg:y="7.8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8.288cm" svg:y="7.8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524cm" svg:height="0.962cm" svg:x="6.604cm" svg:y="7.674cm">
          <draw:text-box>
            <text:p>...</text:p>
          </draw:text-box>
        </draw:frame>
        <draw:frame draw:style-name="gr2" draw:layer="layout" svg:width="1.524cm" svg:height="0.962cm" svg:x="19.05cm" svg:y="7.62cm">
          <draw:text-box>
            <text:p>...</text:p>
          </draw:text-box>
        </draw:frame>
        <draw:custom-shape draw:style-name="gr6" draw:text-style-name="P1" draw:layer="layout" svg:width="0.762cm" svg:height="0.762cm" svg:x="7.62cm" svg:y="10.41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43cm" svg:y1="9.906cm" svg:x2="11.43cm" svg:y2="11.684cm">
          <text:p/>
        </draw:line>
        <draw:custom-shape draw:style-name="gr6" draw:text-style-name="P1" draw:layer="layout" svg:width="0.762cm" svg:height="0.762cm" svg:x="8.382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9.906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0.668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43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2.192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2.954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3.716cm" svg:y="10.4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4.478cm" svg:y="10.41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9.906cm" svg:x2="15.24cm" svg:y2="11.684cm">
          <text:p/>
        </draw:line>
        <draw:frame draw:style-name="gr2" draw:layer="layout" svg:width="1.524cm" svg:height="0.962cm" svg:x="6.604cm" svg:y="10.214cm">
          <draw:text-box>
            <text:p>...</text:p>
          </draw:text-box>
        </draw:frame>
        <draw:frame draw:style-name="gr2" draw:layer="layout" svg:width="1.524cm" svg:height="0.962cm" svg:x="19.05cm" svg:y="10.16cm">
          <draw:text-box>
            <text:p>...</text:p>
          </draw:text-box>
        </draw:frame>
        <draw:frame draw:style-name="gr9" draw:layer="layout" svg:width="0.433cm" svg:height="0.47cm" svg:x="11.633cm" svg:y="7.9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3.984cm" svg:height="1.119cm" svg:x="7.446cm" svg:y="5.33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8" draw:text-style-name="P1" draw:layer="layout" svg:width="0.762cm" svg:height="0.762cm" svg:x="12.192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33cm" svg:height="0.47cm" svg:x="12.395cm" svg:y="7.9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" draw:layer="layout" svg:width="0.762cm" svg:height="0.762cm" svg:x="12.954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5cm" svg:height="0.47cm" svg:x="13.157cm" svg:y="7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" draw:layer="layout" svg:width="0.762cm" svg:height="0.762cm" svg:x="13.716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33cm" svg:height="0.47cm" svg:x="13.919cm" svg:y="7.9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1" draw:layer="layout" svg:width="0.762cm" svg:height="0.762cm" svg:x="14.478cm" svg:y="7.87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1cm" svg:height="0.47cm" svg:x="14.681cm" svg:y="7.9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8" draw:text-style-name="P1" draw:layer="layout" svg:width="0.762cm" svg:height="0.762cm" svg:x="15.24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07cm" svg:height="0.47cm" svg:x="15.443cm" svg:y="10.5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8" draw:text-style-name="P1" draw:layer="layout" svg:width="0.762cm" svg:height="0.762cm" svg:x="16.002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5cm" svg:height="0.47cm" svg:x="16.205cm" svg:y="10.51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8" draw:text-style-name="P1" draw:layer="layout" svg:width="0.762cm" svg:height="0.762cm" svg:x="16.764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5cm" svg:height="0.47cm" svg:x="16.967cm" svg:y="10.5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8" draw:text-style-name="P1" draw:layer="layout" svg:width="0.762cm" svg:height="0.762cm" svg:x="17.526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318cm" svg:height="0.47cm" svg:x="17.729cm" svg:y="10.5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8" draw:text-style-name="P1" draw:layer="layout" svg:width="0.762cm" svg:height="0.762cm" svg:x="18.288cm" svg:y="10.4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0.411cm" svg:height="0.47cm" svg:x="18.491cm" svg:y="10.5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19.05cm" svg:y1="9.906cm" svg:x2="19.05cm" svg:y2="11.684cm">
          <text:p/>
        </draw:line>
        <draw:frame draw:style-name="gr2" draw:text-style-name="P2" draw:layer="layout" svg:width="2.54cm" svg:height="0.725cm" svg:x="12.446cm" svg:y="7.112cm">
          <draw:text-box>
            <text:p text:style-name="P2"><text:span text:style-name="T1">Row 1</text:span></text:p>
          </draw:text-box>
        </draw:frame>
        <draw:frame draw:style-name="gr2" draw:text-style-name="P2" draw:layer="layout" svg:width="2.54cm" svg:height="0.725cm" svg:x="16.256cm" svg:y="9.652cm">
          <draw:text-box>
            <text:p text:style-name="P2"><text:span text:style-name="T1">Row 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2:01:47</meta:creation-date>
    <meta:editing-duration>PT7H13M48S</meta:editing-duration>
    <meta:editing-cycles>6</meta:editing-cycles>
    <dc:date>2012-05-15T11:55:07</dc:date>
    <meta:generator>LibreOffice/3.4$Unix LibreOffice_project/340m1$Build-402</meta:generator>
    <meta:document-statistic meta:object-count="101"/>
  </office:meta>
</office:document-meta>
</file>

<file path=Object 10/content.xml><?xml version="1.0" encoding="utf-8"?>
<math xmlns="http://www.w3.org/1998/Math/MathML">
  <semantics>
    <mrow>
      <mi>h</mi>
    </mrow>
    <annotation encoding="StarMath 5.0">h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j</mi>
    </mrow>
    <annotation encoding="StarMath 5.0">j</annotation>
  </semantics>
</math>
</file>

<file path=Object 13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i>a</mi>
                  </mrow>
                </mtd>
                <mtd>
                  <mrow>
                    <mi>b</mi>
                  </mrow>
                </mtd>
                <mtd>
                  <mrow>
                    <mi>c</mi>
                  </mrow>
                </mtd>
                <mtd>
                  <mrow>
                    <mi>d</mi>
                  </mrow>
                </mtd>
                <mtd>
                  <mrow>
                    <mi>e</mi>
                  </mrow>
                </mtd>
              </mtr>
              <mtr>
                <mtd>
                  <mrow>
                    <mi>f</mi>
                  </mrow>
                </mtd>
                <mtd>
                  <mrow>
                    <mi>g</mi>
                  </mrow>
                </mtd>
                <mtd>
                  <mrow>
                    <mi>h</mi>
                  </mrow>
                </mtd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</mfenced>
      </mrow>
    </mrow>
    <annotation encoding="StarMath 5.0">M=left (matrix{a # b # c # d # e ## f # g # h # i # j} right)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i>b</mi>
    </mrow>
    <annotation encoding="StarMath 5.0">b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i>d</mi>
    </mrow>
    <annotation encoding="StarMath 5.0">d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i>g</mi>
    </mrow>
    <annotation encoding="StarMath 5.0">g</annotation>
  </semantics>
</math>
</file>